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cm" svg:height="1.415cm" svg:x="6.934cm" svg:y="2.232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58cm" svg:height="1.415cm" svg:x="12.435cm" svg:y="2.232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8cm" svg:height="1.415cm" svg:x="9.736cm" svg:y="5.332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2"><text:span text:style-name="T1">1</text:span></text:p>
          <text:p text:style-name="P2"/>
        </draw:connector>
        <draw:connector draw:style-name="gr5" draw:text-style-name="P2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2">10</text:p>
          <text:p text:style-name="P2"/>
        </draw:connector>
        <draw:connector draw:style-name="gr5" draw:text-style-name="P2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2"><text:s text:c="4"/>1</text:p>
        </draw:connector>
        <draw:connector draw:style-name="gr5" draw:text-style-name="P2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2"><text:s text:c="4"/>1</text:p>
        </draw:connector>
        <draw:frame draw:style-name="gr6" draw:layer="layout" svg:width="0.925cm" svg:height="0.962cm" svg:x="2.21cm" svg:y="1.354cm">
          <draw:text-box>
            <text:p>A</text:p>
          </draw:text-box>
        </draw:frame>
        <draw:frame draw:style-name="gr6" draw:layer="layout" svg:width="0.925cm" svg:height="0.962cm" svg:x="7.31cm" svg:y="1.355cm">
          <draw:text-box>
            <text:p>B</text:p>
          </draw:text-box>
        </draw:frame>
        <draw:frame draw:style-name="gr6" draw:layer="layout" svg:width="0.959cm" svg:height="0.962cm" svg:x="12.721cm" svg:y="1.37cm">
          <draw:text-box>
            <text:p>C</text:p>
          </draw:text-box>
        </draw:frame>
        <draw:frame draw:style-name="gr6" draw:layer="layout" svg:width="0.959cm" svg:height="0.962cm" svg:x="10.063cm" svg:y="4.542cm">
          <draw:text-box>
            <text:p>D</text:p>
          </draw:text-box>
        </draw:frame>
        <draw:custom-shape draw:style-name="gr7" draw:text-style-name="P2" draw:layer="layout" svg:width="1.422cm" svg:height="1.422cm" svg:x="17.541cm" svg:y="2.22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7.911cm" svg:y="1.256cm">
          <draw:text-box>
            <text:p>A</text:p>
          </draw:text-box>
        </draw:frame>
        <draw:custom-shape draw:style-name="gr8" draw:text-style-name="P2" draw:layer="layout" svg:width="1.422cm" svg:height="1.422cm" svg:x="18.941cm" svg:y="2.23cm">
          <text:p text:style-name="P2">2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9.311cm" svg:y="1.257cm">
          <draw:text-box>
            <text:p>B</text:p>
          </draw:text-box>
        </draw:frame>
        <draw:custom-shape draw:style-name="gr8" draw:text-style-name="P2" draw:layer="layout" svg:width="1.422cm" svg:height="1.422cm" svg:x="20.341cm" svg:y="2.231cm">
          <text:p text:style-name="P2">211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0.711cm" svg:y="1.258cm">
          <draw:text-box>
            <text:p>C</text:p>
          </draw:text-box>
        </draw:frame>
        <draw:custom-shape draw:style-name="gr8" draw:text-style-name="P2" draw:layer="layout" svg:width="1.422cm" svg:height="1.422cm" svg:x="21.741cm" svg:y="2.232cm">
          <text:p text:style-name="P2">202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2.111cm" svg:y="1.259cm">
          <draw:text-box>
            <text:p>D</text:p>
          </draw:text-box>
        </draw:frame>
        <draw:frame draw:style-name="gr6" draw:layer="layout" svg:width="0.925cm" svg:height="0.962cm" svg:x="16.712cm" svg:y="2.456cm">
          <draw:text-box>
            <text:p>A</text:p>
          </draw:text-box>
        </draw:frame>
        <draw:custom-shape draw:style-name="gr8" draw:text-style-name="P2" draw:layer="layout" svg:width="1.422cm" svg:height="1.422cm" svg:x="17.542cm" svg:y="3.63cm">
          <text:p text:style-name="P2">20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18.942cm" svg:y="3.6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22cm" svg:height="1.422cm" svg:x="20.342cm" svg:y="3.632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22cm" svg:height="1.422cm" svg:x="21.742cm" svg:y="3.633cm">
          <text:p text:style-name="P2">1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6.713cm" svg:y="3.857cm">
          <draw:text-box>
            <text:p>B</text:p>
          </draw:text-box>
        </draw:frame>
        <draw:custom-shape draw:style-name="gr8" draw:text-style-name="P2" draw:layer="layout" svg:width="1.422cm" svg:height="1.422cm" svg:x="17.543cm" svg:y="5.031cm">
          <text:p text:style-name="P2">21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22cm" svg:height="1.422cm" svg:x="18.943cm" svg:y="5.032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0.343cm" svg:y="5.0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22cm" svg:height="1.422cm" svg:x="21.743cm" svg:y="5.034cm">
          <text:p text:style-name="P2">101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4cm" svg:y="5.258cm">
          <draw:text-box>
            <text:p>C</text:p>
          </draw:text-box>
        </draw:frame>
        <draw:custom-shape draw:style-name="gr8" draw:text-style-name="P2" draw:layer="layout" svg:width="1.422cm" svg:height="1.422cm" svg:x="17.544cm" svg:y="6.432cm">
          <text:p text:style-name="P2">20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22cm" svg:height="1.422cm" svg:x="18.944cm" svg:y="6.433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22cm" svg:height="1.422cm" svg:x="20.344cm" svg:y="6.434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1.744cm" svg:y="6.43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5cm" svg:y="6.659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44:17.379165879</dc:date>
    <dc:creator>elucterio </dc:creator>
    <meta:editing-duration>PT22M16S</meta:editing-duration>
    <meta:editing-cycles>11</meta:editing-cycles>
    <meta:generator>LibreOffice/4.2.8.2$Linux_X86_64 LibreOffice_project/420m0$Build-2</meta:generator>
    <meta:document-statistic meta:object-count="36"/>
  </office:meta>
</office:document-meta>
</file>